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6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77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0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10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10pt" fo:font-weight="bold" style:font-name-asian="Segoe UI2" style:font-size-asian="10pt" style:font-weight-asian="bold" style:font-name-complex="Segoe UI2" style:font-size-complex="10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font-weight="bold" style:font-name-asian="Segoe UI2" style:font-size-asian="36pt" style:font-weight-asian="bold" style:font-name-complex="Segoe UI2" style:font-size-complex="36pt" style:font-weight-complex="bold"/>
    </style:style>
    <style:style style:name="P8" style:family="paragraph">
      <style:paragraph-properties fo:margin-left="0cm" fo:margin-right="0cm" fo:margin-top="0cm" fo:margin-bottom="0cm" fo:text-align="start" fo:text-indent="0cm" style:text-autospace="none"/>
      <style:text-properties fo:font-size="1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2" fo:font-size="10pt" fo:font-weight="bold" style:font-name-asian="Segoe UI2" style:font-size-asian="10pt" style:font-weight-asian="bold" style:font-name-complex="Segoe UI2" style:font-size-complex="10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20pt" fo:font-weight="bold" style:font-name-asian="Segoe UI2" style:font-size-asian="10pt" style:font-weight-asian="bold" style:font-name-complex="Segoe UI2" style:font-size-complex="10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text-align="center" fo:text-indent="0cm" style:text-autospace="none"/>
      <style:text-properties style:font-name="Segoe UI" fo:font-size="36pt" style:font-size-asian="36pt" style:font-size-complex="36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font-weight="bold" style:font-name-asian="Segoe UI2" style:font-size-asian="36pt" style:font-weight-asian="bold" style:font-name-complex="Segoe UI2" style:font-size-complex="36pt" style:font-weight-complex="bold"/>
    </style:style>
    <style:style style:name="P14" style:family="paragraph">
      <style:paragraph-properties fo:margin-left="0cm" fo:margin-right="0cm" fo:margin-top="0cm" fo:margin-bottom="0cm" fo:text-align="center" fo:text-indent="0cm" style:text-autospace="none"/>
      <style:text-properties style:font-name="Segoe UI" fo:font-size="40pt" style:font-size-asian="40pt" style:font-size-complex="40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40pt" fo:font-weight="bold" style:font-name-asian="Segoe UI2" style:font-size-asian="40pt" style:font-weight-asian="bold" style:font-name-complex="Segoe UI2" style:font-size-complex="40pt" style:font-weight-complex="bold"/>
    </style:style>
    <style:style style:name="P16" style:family="paragraph">
      <style:paragraph-properties fo:margin-left="0cm" fo:margin-right="0cm" fo:margin-top="0cm" fo:margin-bottom="0cm" fo:text-align="start" fo:text-indent="0cm" style:text-autospace="none"/>
      <style:text-properties style:font-name="Segoe UI" fo:font-size="10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font-weight="bold" style:font-name-asian="Segoe UI2" style:font-size-asian="10pt" style:font-weight-asian="bold" style:font-name-complex="Segoe UI2" style:font-size-complex="10pt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2" style:font-size-asian="28pt" style:font-weight-asian="bold" style:font-name-complex="Segoe UI2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2" style:font-size-asian="32pt" style:font-weight-asian="bold" style:font-name-complex="Segoe UI2" style:font-size-complex="32pt" style:font-weight-complex="bold"/>
    </style:style>
    <style:style style:name="T3" style:family="text">
      <style:text-properties fo:color="#000000" style:font-name="Segoe UI" fo:font-size="36pt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000000" style:font-name="Segoe UI Semibold" fo:font-size="24pt" fo:font-weight="bold" style:font-name-asian="Segoe UI2" style:font-size-asian="24pt" style:font-weight-asian="bold" style:font-name-complex="Segoe UI2" style:font-size-complex="24pt" style:font-weight-complex="bold"/>
    </style:style>
    <style:style style:name="T6" style:family="text">
      <style:text-properties fo:color="#000000" style:font-name="Segoe UI Semibold" fo:font-size="20pt" fo:font-weight="bold" style:font-name-asian="Segoe UI2" style:font-size-asian="20pt" style:font-weight-asian="bold" style:font-name-complex="Segoe UI2" style:font-size-complex="20pt" style:font-weight-complex="bold"/>
    </style:style>
    <style:style style:name="T7" style:family="text">
      <style:text-properties fo:color="#000000" style:font-name="Segoe UI" fo:font-size="40pt" fo:font-weight="bold" style:font-name-asian="Segoe UI2" style:font-size-asian="40pt" style:font-weight-asian="bold" style:font-name-complex="Segoe UI2" style:font-size-complex="40pt" style:font-weight-complex="bold"/>
    </style:style>
    <style:style style:name="T8" style:family="text">
      <style:text-properties fo:color="#000000" style:font-name="Segoe UI" fo:font-size="24pt" fo:font-weight="bold" style:font-name-asian="Segoe UI2" style:font-size-asian="24pt" style:font-weight-asian="bold" style:font-name-complex="Segoe UI2" style:font-size-complex="24pt" style:font-weight-complex="bold"/>
    </style:style>
    <style:style style:name="T9" style:family="text">
      <style:text-properties fo:color="#000000" style:font-name="Segoe UI" fo:font-size="20pt" fo:font-weight="bold" style:font-name-asian="Segoe UI2" style:font-size-asian="20pt" style:font-weight-asian="bold" style:font-name-complex="Segoe UI2" style:font-size-complex="20pt" style:font-weight-complex="bold"/>
    </style:style>
    <style:style style:name="T10" style:family="text">
      <style:text-properties fo:color="#000000" style:font-name="Segoe UI Semibold" fo:font-size="36pt" fo:font-weight="bold" style:font-name-asian="Segoe UI2" style:font-size-asian="36pt" style:font-weight-asian="bold" style:font-name-complex="Segoe UI2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3.063cm" svg:x="2.032cm" svg:y="0.508cm">
          <draw:text-box>
            <text:p text:style-name="P1"><text:span text:style-name="T1">HYMN #763</text:span></text:p>
            <text:p text:style-name="P1"><text:span text:style-name="T2">“</text:span><text:span text:style-name="T2">When Peace, like a River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5.146cm" svg:height="6.604cm" svg:x="1.547cm" svg:y="0.641cm">
          <draw:text-box>
            <text:p text:style-name="P4"><text:span text:style-name="T3">1.</text:span><text:span text:style-name="T4"> When peace, like a river,</text:span></text:p>
            <text:p text:style-name="P4"><text:span text:style-name="T4">attendeth my way;</text:span><text:span text:style-name="T4"><text:line-break/></text:span><text:span text:style-name="T4">When sorrows, like sea billows, roll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5.146cm" svg:height="5.321cm" svg:x="1.477cm" svg:y="0.642cm">
          <draw:text-box>
            <text:p text:style-name="P6"><text:span text:style-name="T4"><text:s/></text:span><text:span text:style-name="T4">Whatever my lot,</text:span></text:p>
            <text:p text:style-name="P6"><text:span text:style-name="T4">Thou hast taught me to say,</text:span><text:span text:style-name="T4"><text:line-break/></text:span><text:span text:style-name="T4">It is well, it is well with my soul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 presentation:presentation-page-layout-name="AL1T0">
        <office:forms form:automatic-focus="false" form:apply-design-mode="false"/>
        <draw:frame draw:style-name="gr5" draw:text-style-name="P9" draw:layer="layout" svg:width="24.638cm" svg:height="5.842cm" svg:x="1.524cm" svg:y="1.016cm">
          <draw:text-box>
            <text:p text:style-name="P8"><text:span text:style-name="T5">Refrain:</text:span><text:span text:style-name="T6"> <text:s/></text:span><text:span text:style-name="T4">It is well (It is well)</text:span><text:span text:style-name="T4"><text:line-break/></text:span><text:span text:style-name="T4"> <text:s text:c="9"/>with my soul, (with my soul), </text:span><text:span text:style-name="T4"><text:line-break/></text:span><text:span text:style-name="T4"> <text:s text:c="9"/>It is well, it is well with my soul.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 presentation:presentation-page-layout-name="AL1T0">
        <office:forms form:automatic-focus="false" form:apply-design-mode="false"/>
        <draw:frame draw:style-name="gr6" draw:text-style-name="P10" draw:layer="layout" svg:width="24.13cm" svg:height="5.429cm" svg:x="2.032cm" svg:y="0.667cm">
          <draw:text-box>
            <text:p text:style-name="P1"><text:span text:style-name="T4">2. Though Satan should buffet, </text:span></text:p>
            <text:p text:style-name="P1"><text:span text:style-name="T4">though trials should come,</text:span><text:span text:style-name="T4"><text:line-break/></text:span><text:span text:style-name="T4">Let this blest assurance control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_31_030_25_20Wt._25_20Intro" presentation:presentation-page-layout-name="AL1T0">
        <office:forms form:automatic-focus="false" form:apply-design-mode="false"/>
        <draw:frame draw:style-name="gr7" draw:text-style-name="P7" draw:layer="layout" svg:width="24.13cm" svg:height="7.366cm" svg:x="2.032cm" svg:y="0.508cm">
          <draw:text-box>
            <text:p text:style-name="P6"><text:span text:style-name="T4"><text:s/></text:span><text:span text:style-name="T4">That Christ hath regarded</text:span></text:p>
            <text:p text:style-name="P6"><text:span text:style-name="T4">my helpless estate</text:span><text:span text:style-name="T4"><text:line-break/></text:span><text:span text:style-name="T4">And hath shed His own blood</text:span></text:p>
            <text:p text:style-name="P6"><text:span text:style-name="T4">for my soul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_31_030_25_20Wt._25_20Intro" presentation:presentation-page-layout-name="AL1T0">
        <office:forms form:automatic-focus="false" form:apply-design-mode="false"/>
        <draw:frame draw:style-name="gr5" draw:text-style-name="P9" draw:layer="layout" svg:width="24.638cm" svg:height="5.842cm" svg:x="1.547cm" svg:y="0.688cm">
          <draw:text-box>
            <text:p text:style-name="P8"><text:span text:style-name="T5">Refrain:</text:span><text:span text:style-name="T6"> <text:s/></text:span><text:span text:style-name="T4">It is well (It is well)</text:span><text:span text:style-name="T4"><text:line-break/></text:span><text:span text:style-name="T4"> <text:s text:c="9"/>with my soul, (with my soul), </text:span><text:span text:style-name="T4"><text:line-break/></text:span><text:span text:style-name="T4"> <text:s text:c="9"/>It is well, it is well with my soul.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_31_030_25_20Wt._25_20Intro" presentation:presentation-page-layout-name="AL1T0">
        <office:forms form:automatic-focus="false" form:apply-design-mode="false"/>
        <draw:frame draw:style-name="gr8" draw:text-style-name="P13" draw:layer="layout" svg:width="26.162cm" svg:height="5.588cm" svg:x="1.016cm" svg:y="0.508cm">
          <draw:text-box>
            <text:p text:style-name="P12"><text:span text:style-name="T3">3. </text:span><text:span text:style-name="T4">He lives-oh, the bliss</text:span></text:p>
            <text:p text:style-name="P12"><text:span text:style-name="T4">of this glorious thought;</text:span></text:p>
            <text:p text:style-name="P12"><text:span text:style-name="T4">My sin, not in part, but the whole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_31_030_25_20Wt._25_20Intro" presentation:presentation-page-layout-name="AL1T0">
        <office:forms form:automatic-focus="false" form:apply-design-mode="false"/>
        <draw:frame draw:style-name="gr3" draw:text-style-name="P15" draw:layer="layout" svg:width="26.162cm" svg:height="7.197cm" svg:x="1.016cm" svg:y="0.508cm">
          <draw:text-box>
            <text:p text:style-name="P14"><text:span text:style-name="T7"><text:s/></text:span><text:span text:style-name="T4">Is nailed to His cross,</text:span></text:p>
            <text:p text:style-name="P14"><text:span text:style-name="T4">and I bear it no more.</text:span><text:span text:style-name="T4"><text:line-break/></text:span><text:span text:style-name="T4">Praise the Lord, praise the Lord,</text:span></text:p>
            <text:p text:style-name="P14"><text:span text:style-name="T4">O my soul!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9" draw:master-page-name="_31_030_25_20Wt._25_20Intro" presentation:presentation-page-layout-name="AL1T0">
        <office:forms form:automatic-focus="false" form:apply-design-mode="false"/>
        <draw:frame draw:style-name="gr9" draw:text-style-name="P17" draw:layer="layout" svg:width="25.908cm" svg:height="5.919cm" svg:x="1.203cm" svg:y="0.431cm">
          <draw:text-box>
            <text:p text:style-name="P16"><text:span text:style-name="T8">Refrain:</text:span><text:span text:style-name="T9"> </text:span><text:span text:style-name="T7"><text:s/></text:span><text:span text:style-name="T4">It is well (It is well)</text:span><text:span text:style-name="T4"><text:line-break/></text:span><text:span text:style-name="T4"> <text:s text:c="8"/>with my soul, (with my soul), </text:span><text:span text:style-name="T4"><text:line-break/></text:span><text:span text:style-name="T4"> <text:s text:c="8"/>It is well, it is well with my soul.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0" draw:master-page-name="_31_030_25_20Wt._25_20Intro" presentation:presentation-page-layout-name="AL1T0">
        <office:forms form:automatic-focus="false" form:apply-design-mode="false"/>
        <draw:frame draw:style-name="gr8" draw:text-style-name="P7" draw:layer="layout" svg:width="25.908cm" svg:height="5.588cm" svg:x="1.016cm" svg:y="0.508cm">
          <draw:text-box>
            <text:p text:style-name="P6"><text:span text:style-name="T10">4. </text:span><text:span text:style-name="T4">And, Lord, haste the day</text:span></text:p>
            <text:p text:style-name="P6"><text:span text:style-name="T4">when our faith shall be sight,</text:span><text:span text:style-name="T4"><text:line-break/></text:span><text:span text:style-name="T4">The clouds be rolled back as a scroll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0" draw:master-page-name="_31_030_25_20Wt._25_20Intro" presentation:presentation-page-layout-name="AL1T0">
        <office:forms form:automatic-focus="false" form:apply-design-mode="false"/>
        <draw:frame draw:style-name="gr10" draw:text-style-name="P7" draw:layer="layout" svg:width="25.908cm" svg:height="5.321cm" svg:x="1.016cm" svg:y="0.508cm">
          <draw:text-box>
            <text:p text:style-name="P6"><text:span text:style-name="T4">The trumpet shall sound</text:span></text:p>
            <text:p text:style-name="P6"><text:span text:style-name="T4">and the Lord shall descend;</text:span><text:span text:style-name="T4"><text:line-break/></text:span><text:span text:style-name="T4">Even so it is well with my soul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1" draw:master-page-name="_31_030_25_20Wt._25_20Intro" presentation:presentation-page-layout-name="AL1T0">
        <office:forms form:automatic-focus="false" form:apply-design-mode="false"/>
        <draw:frame draw:style-name="gr11" draw:text-style-name="P9" draw:layer="layout" svg:width="24.638cm" svg:height="12.841cm" svg:x="1.524cm" svg:y="0.647cm">
          <draw:text-box>
            <text:p text:style-name="P8"><text:span text:style-name="T5">Refrain:</text:span><text:span text:style-name="T6"> <text:s/></text:span><text:span text:style-name="T4">It is well (It is well)</text:span><text:span text:style-name="T4"><text:line-break/></text:span><text:span text:style-name="T4"> <text:s text:c="9"/>with my soul, (with my soul), </text:span><text:span text:style-name="T4"><text:line-break/></text:span><text:span text:style-name="T4"> <text:s text:c="9"/>It is well, it is well with my soul.</text:span></text:p>
            <text:p text:style-name="P8"><text:span text:style-name="T6"><text:s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 text:c="12"/></text:span><text:span text:style-name="T6">Public domain</text:span><text:span text:style-name="T9">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21:59:19.561000000</meta:creation-date>
    <dc:title>bluwht blank</dc:title>
    <meta:editing-duration>PT3H5M50S</meta:editing-duration>
    <meta:editing-cycles>9</meta:editing-cycles>
    <meta:generator>LibreOffice/6.1.5.2$Windows_X86_64 LibreOffice_project/90f8dcf33c87b3705e78202e3df5142b201bd805</meta:generator>
    <dc:date>2019-04-29T21:34:28.202000000</dc:date>
    <meta:document-statistic meta:object-count="71"/>
  </office:meta>
</office:document-meta>
</file>